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iranyekan" svg:font-family="iranyekan, Roboto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writing-mode="lr-tb"/>
      <style:text-properties officeooo:rsid="00059f55" officeooo:paragraph-rsid="00059f55"/>
    </style:style>
    <style:style style:name="P2" style:family="paragraph" style:parent-style-name="Table_20_Contents">
      <style:paragraph-properties fo:text-align="center" style:justify-single-word="false" style:writing-mode="lr-tb"/>
      <style:text-properties officeooo:rsid="000741c7" officeooo:paragraph-rsid="000741c7"/>
    </style:style>
    <style:style style:name="P3" style:family="paragraph" style:parent-style-name="Table_20_Contents">
      <style:paragraph-properties fo:text-align="center" style:justify-single-word="false" style:writing-mode="lr-tb"/>
      <style:text-properties officeooo:rsid="00059f55" officeooo:paragraph-rsid="000741c7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303030" loext:opacity="100%" fo:letter-spacing="normal"/>
    </style:style>
    <style:style style:name="T1" style:family="text">
      <style:text-properties style:font-name="iranyekan" fo:font-size="11.25pt" fo:font-style="normal" fo:font-weight="normal"/>
    </style:style>
    <style:style style:name="T2" style:family="text">
      <style:text-properties style:font-name="iranyekan" fo:font-size="11.25pt" fo:font-style="normal" fo:font-weight="normal" style:font-name-complex="iranyekan" style:font-size-complex="11.25pt" style:font-style-complex="normal" style:font-weight-complex="normal"/>
    </style:style>
    <style:style style:name="T3" style:family="text">
      <style:text-properties style:font-name="iranyekan" fo:font-size="11.25pt" fo:font-style="normal" fo:font-weight="normal" officeooo:rsid="00078c40"/>
    </style:style>
    <style:style style:name="T4" style:family="text">
      <style:text-properties style:font-name-complex="iranyekan" style:font-size-complex="11.2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34.1%</text:p>
          </table:table-cell>
          <table:table-cell table:style-name="Table1.B1" office:value-type="string">
            <text:p text:style-name="P2">apache</text:p>
          </table:table-cell>
        </table:table-row>
        <table:table-row>
          <table:table-cell table:style-name="Table1.A2" office:value-type="string">
            <text:p text:style-name="P2">33.7%</text:p>
          </table:table-cell>
          <table:table-cell table:style-name="Table1.B2" office:value-type="string">
            <text:p text:style-name="P3">nginx</text:p>
          </table:table-cell>
        </table:table-row>
        <table:table-row>
          <table:table-cell table:style-name="Table1.A2" office:value-type="string">
            <text:p text:style-name="P1">18%</text:p>
          </table:table-cell>
          <table:table-cell table:style-name="Table1.B2" office:value-type="string">
            <text:p text:style-name="P1">Lite speed</text:p>
          </table:table-cell>
        </table:table-row>
        <table:table-row>
          <table:table-cell table:style-name="Table1.A2" office:value-type="string">
            <text:p text:style-name="P2">18%</text:p>
          </table:table-cell>
          <table:table-cell table:style-name="Table1.B2" office:value-type="string">
            <text:p text:style-name="P2">Cloud flare</text:p>
          </table:table-cell>
        </table:table-row>
        <table:table-row>
          <table:table-cell table:style-name="Table1.A2" office:value-type="string">
            <text:p text:style-name="P3">7%</text:p>
          </table:table-cell>
          <table:table-cell table:style-name="Table1.B2" office:value-type="string">
            <text:p text:style-name="P3">microsoft-lls</text:p>
          </table:table-cell>
        </table:table-row>
      </table:table>
      <text:p text:style-name="Standard"/>
      <text:p text:style-name="P4"><text:span text:style-name="T4">اصلی‌ترین تفاوت </text:span><text:span text:style-name="T1">nginx </text:span><text:span text:style-name="T4">و آپاچی در طراحی معماری آن‌ها می‌باشد</text:span><text:span text:style-name="T1">. </text:span><text:span text:style-name="T4">آپاچی از رویکرد فرآیند</text:span><text:span text:style-name="T1">-</text:span><text:span text:style-name="T4">محور استفاده نموده و رشته </text:span><text:span text:style-name="T1">(Thread) </text:span><text:span text:style-name="T4">جدیدی را برای هر درخواست ایجاد می‌نماید</text:span><text:span text:style-name="T1">. </text:span><text:span text:style-name="T4">در صورتی که </text:span><text:span text:style-name="T1">Nginx </text:span><text:span text:style-name="T4">از معماری رویداد</text:span><text:span text:style-name="T1">-</text:span><text:span text:style-name="T4">محور جهت مدیریت چند درخواست در یک رشته استفاده می‌نماید</text:span><text:span text:style-name="T1">.</text:span></text:p>
      <text:p text:style-name="P4"><text:span text:style-name="T2">سرور آپاچی یک وب سرور چندسکویی </text:span><text:span text:style-name="T1">(cross-platform) </text:span><text:span text:style-name="T2">متن باز است که با نام </text:span><text:span text:style-name="T1">Httpd </text:span><text:span text:style-name="T2">نیز شناخته شده‌است</text:span><text:span text:style-name="T1">. </text:span><text:span text:style-name="T3">زبان برنامه نویسی هر دو مبتنی بر C <text:s/>است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iranyekan" svg:font-family="iranyekan, 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fa" style:country-complex="IR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8:53:57.166633490</dc:date>
    <meta:editing-duration>PT6M15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2" meta:word-count="80" meta:character-count="444" meta:non-whitespace-character-count="375"/>
  </office:meta>
</office:document-meta>
</file>